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17BBA5FD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607cm" style:rel-column-width="13905*"/>
    </style:style>
    <style:style style:name="Tabela2.B" style:family="table-column">
      <style:table-column-properties style:column-width="13.393cm" style:rel-column-width="5163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99cm" fo:text-align="center" style:justify-single-word="false" fo:text-indent="0cm" style:auto-text-indent="false"/>
      <style:text-properties fo:language="zxx" fo:country="none" officeooo:paragraph-rsid="001ef47d" style:language-asian="zxx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0pt" fo:font-weight="bold" officeooo:paragraph-rsid="001ef47d" style:font-size-asian="10pt" style:font-weight-asian="bold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0pt" fo:font-weight="normal" officeooo:paragraph-rsid="001ef47d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0pt" officeooo:rsid="0015b1d5" officeooo:paragraph-rsid="0015b1d5" style:font-size-asian="10pt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officeooo:paragraph-rsid="001ef47d"/>
    </style:style>
    <style:style style:name="P6" style:family="paragraph" style:parent-style-name="Standard">
      <style:text-properties officeooo:rsid="0016b4fd" officeooo:paragraph-rsid="0016b4fd"/>
    </style:style>
    <style:style style:name="P7" style:family="paragraph" style:parent-style-name="Standard">
      <style:paragraph-properties style:line-height-at-least="0.353cm" fo:text-align="justify" style:justify-single-word="false" style:text-autospace="none"/>
      <style:text-properties fo:font-weight="bold" officeooo:rsid="0015b1d5" officeooo:paragraph-rsid="001f431f" style:font-weight-asian="bold" style:font-weight-complex="bold"/>
    </style:style>
    <style:style style:name="P8" style:family="paragraph" style:parent-style-name="Standard">
      <style:paragraph-properties style:line-height-at-least="0.353cm" fo:text-align="justify" style:justify-single-word="false"/>
      <style:text-properties style:font-name="Times New Roman" fo:font-size="10pt" fo:font-weight="normal" officeooo:rsid="0016b4fd" officeooo:paragraph-rsid="001f431f" style:font-size-asian="10pt" style:font-weight-asian="normal" style:font-name-complex="Times New Roman" style:font-size-complex="10pt" style:font-weight-complex="normal"/>
    </style:style>
    <style:style style:name="P9" style:family="paragraph" style:parent-style-name="Standard">
      <style:paragraph-properties style:line-height-at-least="0.353cm" fo:text-align="justify" style:justify-single-word="false"/>
      <style:text-properties style:font-name="Times New Roman" fo:font-size="10pt" fo:font-weight="normal" officeooo:paragraph-rsid="00244d75" style:font-size-asian="10pt" style:font-weight-asian="normal" style:font-name-complex="Times New Roman" style:font-size-complex="10pt" style:font-weight-complex="normal"/>
    </style:style>
    <style:style style:name="P10" style:family="paragraph" style:parent-style-name="Standard">
      <style:paragraph-properties style:line-height-at-least="0.353cm" fo:text-align="justify" style:justify-single-word="false"/>
      <style:text-properties style:font-name="Times New Roman" fo:font-size="10pt" fo:font-weight="bold" officeooo:rsid="001f431f" officeooo:paragraph-rsid="001fe70a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officeooo:rsid="0016b4fd" officeooo:paragraph-rsid="001fe70a" style:font-size-asian="10pt" style:font-name-complex="Times New Roman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officeooo:rsid="001b38ad" officeooo:paragraph-rsid="00213d2d" style:font-size-asian="10pt" style:font-name-complex="Times New Roman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officeooo:rsid="001d1843" officeooo:paragraph-rsid="0031ac62" style:font-size-asian="10pt" style:font-name-complex="Times New Roman" style:font-size-complex="10pt"/>
    </style:style>
    <style:style style:name="P14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/>
      <style:text-properties fo:font-size="10pt" fo:font-weight="normal" officeooo:paragraph-rsid="002ba44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b4fd" officeooo:paragraph-rsid="0016b4fd"/>
    </style:style>
    <style:style style:name="P1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0pt" fo:font-weight="bold" officeooo:rsid="000b5c52" officeooo:paragraph-rsid="002ba44a" style:font-size-asian="10pt" style:font-weight-asian="bold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0pt" fo:font-weight="bold" officeooo:rsid="0033e033" officeooo:paragraph-rsid="0033e033" style:font-size-asian="10pt" style:font-weight-asian="bold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2ba44a"/>
    </style:style>
    <style:style style:name="P1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9pt" officeooo:rsid="0033e033" officeooo:paragraph-rsid="002ba44a" style:font-size-asian="9pt" style:font-size-complex="9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0pt" officeooo:rsid="001fe70a" officeooo:paragraph-rsid="001fe70a" style:font-size-asian="10pt" style:font-name-complex="Times New Roman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295930" officeooo:paragraph-rsid="00295930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29e5f3" officeooo:paragraph-rsid="002ba44a" style:font-size-asian="10pt" style:font-size-complex="10pt"/>
    </style:style>
    <style:style style:name="P23" style:family="paragraph" style:parent-style-name="Standard" style:master-page-name="">
      <style:paragraph-properties style:line-height-at-least="0.353cm" fo:text-align="justify" style:justify-single-word="false" style:page-number="auto"/>
      <style:text-properties officeooo:paragraph-rsid="00244d75"/>
    </style:style>
    <style:style style:name="P24" style:family="paragraph" style:parent-style-name="Standard" style:list-style-name="WW8Num3">
      <style:paragraph-properties style:line-height-at-least="0.353cm" fo:text-align="justify" style:justify-single-word="false"/>
      <style:text-properties fo:font-size="10pt" fo:font-weight="normal" officeooo:rsid="001b38ad" officeooo:paragraph-rsid="002ba44a" style:font-size-asian="10pt" style:font-weight-asian="normal" style:font-size-complex="10pt" style:font-weight-complex="normal"/>
    </style:style>
    <style:style style:name="P25" style:family="paragraph" style:parent-style-name="Standard" style:list-style-name="WW8Num2">
      <style:paragraph-properties style:line-height-at-least="0.353cm" fo:text-align="start" style:justify-single-word="false"/>
      <style:text-properties style:use-window-font-color="true" fo:font-size="10pt" officeooo:paragraph-rsid="0037d49f" style:font-size-asian="10pt" style:font-size-complex="10pt"/>
    </style:style>
    <style:style style:name="P26" style:family="paragraph" style:parent-style-name="Standard" style:list-style-name="WW8Num2" style:master-page-name="">
      <style:paragraph-properties fo:margin-left="1.199cm" fo:margin-right="0cm" style:line-height-at-least="0.353cm" fo:text-align="start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/>
      <style:text-properties officeooo:rsid="0016b4fd" officeooo:paragraph-rsid="00244d75" fo:hyphenate="false" fo:hyphenation-remain-char-count="2" fo:hyphenation-push-char-count="2"/>
    </style:style>
    <style:style style:name="P27" style:family="paragraph" style:parent-style-name="Standard" style:list-style-name="WW8Num2">
      <style:paragraph-properties fo:margin-left="1.199cm" fo:margin-right="0cm" style:line-height-at-least="0.353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font-size="10pt" fo:font-weight="normal" officeooo:rsid="0016b4fd" officeooo:paragraph-rsid="00244d75" style:font-size-asian="10pt" style:font-weight-asian="norm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list-style-name="WW8Num2">
      <style:paragraph-properties fo:margin-left="1.251cm" fo:margin-right="0cm" style:line-height-at-least="0.353cm" fo:text-align="start" style:justify-single-word="false" fo:text-indent="-0.635cm" style:auto-text-indent="false"/>
      <style:text-properties fo:font-size="10pt" officeooo:paragraph-rsid="00254712" style:font-size-asian="10pt" style:font-size-complex="10pt"/>
    </style:style>
    <style:style style:name="P29" style:family="paragraph" style:parent-style-name="Standard" style:list-style-name="WW8Num2">
      <style:paragraph-properties fo:margin-left="1.251cm" fo:margin-right="0cm" style:line-height-at-least="0.353cm" fo:text-align="start" style:justify-single-word="false" fo:orphans="2" fo:widows="2" fo:hyphenation-ladder-count="no-limit" fo:text-indent="-0.635cm" style:auto-text-indent="false" style:text-autospace="ideograph-alpha" style:punctuation-wrap="hanging" style:line-break="strict" style:writing-mode="lr-tb"/>
      <style:text-properties style:use-window-font-color="true" officeooo:rsid="0016b4fd" officeooo:paragraph-rsid="00254712" fo:hyphenate="false" fo:hyphenation-remain-char-count="2" fo:hyphenation-push-char-count="2"/>
    </style:style>
    <style:style style:name="P30" style:family="paragraph" style:parent-style-name="Standard" style:list-style-name="WW8Num2">
      <style:paragraph-properties fo:margin-left="1.251cm" fo:margin-right="0cm" style:line-height-at-least="0.353cm" fo:text-align="start" style:justify-single-word="false" fo:orphans="2" fo:widows="2" fo:hyphenation-ladder-count="no-limit" fo:text-indent="-0.635cm" style:auto-text-indent="false" style:text-autospace="ideograph-alpha" style:punctuation-wrap="hanging" style:line-break="strict" style:writing-mode="lr-tb"/>
      <style:text-properties style:use-window-font-color="true" fo:font-size="10pt" fo:font-weight="normal" officeooo:rsid="0016b4fd" officeooo:paragraph-rsid="00254712" style:font-size-asian="10pt" style:font-weight-asian="norm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list-style-name="WW8Num3" style:master-page-name="">
      <style:paragraph-properties fo:line-height="100%" fo:text-align="justify" style:justify-single-word="false" fo:orphans="2" fo:widows="2" fo:hyphenation-ladder-count="no-limit" style:page-number="auto" style:text-autospace="none" style:punctuation-wrap="hanging" style:line-break="strict" style:writing-mode="lr-tb">
        <style:tab-stops>
          <style:tab-stop style:position="1.296cm"/>
        </style:tab-stops>
      </style:paragraph-properties>
      <style:text-properties officeooo:rsid="001a849a" officeooo:paragraph-rsid="002ba44a" fo:hyphenate="false" fo:hyphenation-remain-char-count="2" fo:hyphenation-push-char-count="2"/>
    </style:style>
    <style:style style:name="T1" style:family="text">
      <style:text-properties officeooo:rsid="00273ad6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239929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4d9e87" style:font-size-asian="10pt" style:font-weight-asian="normal" style:font-size-complex="10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normal"/>
    </style:style>
    <style:style style:name="T6" style:family="text">
      <style:text-properties fo:font-size="10pt" fo:font-weight="bold" officeooo:rsid="00273ad6" style:font-size-asian="10pt" style:font-weight-asian="bold" style:font-size-complex="10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4d5c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239a3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39929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f0e5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25db2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3dc472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539ef0" style:font-size-asian="10pt" style:font-weight-asian="bold" style:font-size-complex="10pt" style:font-weight-complex="bold"/>
    </style:style>
    <style:style style:name="T1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00" fo:font-size="9pt" fo:font-weight="bold" officeooo:rsid="001dcac3" style:font-size-asian="9pt" style:font-weight-asian="bold" style:font-size-complex="9pt" style:font-weight-complex="bold"/>
    </style:style>
    <style:style style:name="T17" style:family="text">
      <style:text-properties officeooo:rsid="0016b4fd"/>
    </style:style>
    <style:style style:name="T18" style:family="text">
      <style:text-properties officeooo:rsid="001a0a74"/>
    </style:style>
    <style:style style:name="T19" style:family="text">
      <style:text-properties officeooo:rsid="001f431f"/>
    </style:style>
    <style:style style:name="T20" style:family="text">
      <style:text-properties fo:font-size="11pt" style:font-size-asian="11pt" style:language-asian="ar" style:country-asian="SA" style:font-size-complex="11pt"/>
    </style:style>
    <style:style style:name="T21" style:family="text">
      <style:text-properties fo:font-size="11pt" officeooo:rsid="002cedb5" style:font-size-asian="11pt" style:language-asian="ar" style:country-asian="SA" style:font-size-complex="11pt"/>
    </style:style>
    <style:style style:name="T22" style:family="text">
      <style:text-properties fo:font-size="11pt" officeooo:rsid="001f431f" style:font-size-asian="11pt" style:language-asian="ar" style:country-asian="SA" style:font-size-complex="11pt"/>
    </style:style>
    <style:style style:name="T23" style:family="text">
      <style:text-properties fo:font-size="11pt" officeooo:rsid="00386b29" style:font-size-asian="11pt" style:language-asian="ar" style:country-asian="SA" style:font-size-complex="11pt"/>
    </style:style>
    <style:style style:name="T24" style:family="text">
      <style:text-properties style:font-name="Times New Roman" fo:font-size="10pt" fo:font-weight="bold" officeooo:rsid="00244d75" style:font-size-asian="10pt" style:font-weight-asian="bold" style:font-name-complex="Times New Roman" style:font-size-complex="10pt" style:font-weight-complex="bold"/>
    </style:style>
    <style:style style:name="T25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26" style:family="text">
      <style:text-properties style:font-name="Times New Roman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" style:family="text">
      <style:text-properties style:font-name="Times New Roman" fo:font-size="10pt" fo:font-style="normal" fo:font-weight="normal" officeooo:rsid="0024d5c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style:font-name="Times New Roman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style:font-name="Times New Roman" fo:font-weight="bold" officeooo:rsid="0015594d" style:font-weight-asian="bold" style:font-name-complex="Times New Roman1" style:font-style-complex="italic" style:font-weight-complex="bold"/>
    </style:style>
    <style:style style:name="T30" style:family="text">
      <style:text-properties officeooo:rsid="001dcac3"/>
    </style:style>
    <style:style style:name="T31" style:family="text">
      <style:text-properties fo:color="#cc0000" style:font-name="Times New Roman" fo:font-size="10pt" fo:font-style="normal" fo:font-weight="bold" officeooo:rsid="0024d5ce" style:font-size-asian="10pt" style:font-style-asian="normal" style:font-weight-asian="bold" style:font-name-complex="Arial" style:font-size-complex="10pt" style:font-style-complex="normal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1f4d4" style:font-weight-asian="normal" style:font-weight-complex="normal"/>
    </style:style>
    <style:style style:name="T34" style:family="text">
      <style:text-properties fo:font-weight="normal" officeooo:rsid="001dbc04" style:font-weight-asian="normal" style:font-weight-complex="normal"/>
    </style:style>
    <style:style style:name="T35" style:family="text">
      <style:text-properties fo:font-weight="normal" officeooo:rsid="002ddeb6" style:font-weight-asian="normal" style:font-weight-complex="normal"/>
    </style:style>
    <style:style style:name="T36" style:family="text">
      <style:text-properties fo:font-weight="normal" officeooo:rsid="0035baa3" style:font-weight-asian="normal" style:font-weight-complex="normal"/>
    </style:style>
    <style:style style:name="T37" style:family="text">
      <style:text-properties fo:font-weight="normal" officeooo:rsid="0037d49f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4175a4" style:font-weight-asian="bold" style:font-weight-complex="bold"/>
    </style:style>
    <style:style style:name="T40" style:family="text">
      <style:text-properties officeooo:rsid="002ba44a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size="9pt" officeooo:rsid="0033e033" style:font-size-asian="9pt" style:font-size-complex="9pt"/>
    </style:style>
    <style:style style:name="T43" style:family="text">
      <style:text-properties officeooo:rsid="0032c5d7"/>
    </style:style>
    <style:style style:name="T44" style:family="text">
      <style:text-properties officeooo:rsid="0037d49f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" svg:stroke-width="0.049cm" svg:stroke-color="#000000" draw:marker-start-width="0.284cm" draw:marker-end-width="0.284cm" draw:stroke-linejoin="round" draw:fill="none" draw:fill-color="#ffffff" fo:min-height="2.96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{{local_oficio}}<text:span text:style-name="T19">, {{dia_despacho}} de {{mes_despacho}} de {{ano_despacho}}</text:span></text:p>
      <text:p text:style-name="P7"><text:span text:style-name="T20">Ofício </text:span><text:span text:style-name="T21">n</text:span><text:span text:style-name="T20">º</text:span><text:span text:style-name="T22"> </text:span><text:span text:style-name="T23">_________</text:span><text:span text:style-name="T17">/{{ano_oficio}} - INCRA-SRFA(02)</text:span></text:p>
      <text:p text:style-name="P6"/>
      <text:p text:style-name="P8">À Vossa Excelência o(a) Senhor(a)</text:p>
      <text:p text:style-name="P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<text:span text:style-name="Strong_20_Emphasis"><text:span text:style-name="T16">Titular do Cartório de Registro de Imóveis, Tabelionato de Notas e Anexos</text:span></text:span></text:p>
          </table:table-cell>
        </table:table-row>
        <table:table-row>
          <table:table-cell table:style-name="Tabela1.A2" office:value-type="string">
            <text:p text:style-name="P11">{{nome_titular}}</text:p>
          </table:table-cell>
        </table:table-row>
        <table:table-row>
          <table:table-cell table:style-name="Tabela1.A2" office:value-type="string">
            <text:p text:style-name="P20">Substituto: <text:s/><text:span text:style-name="T17">{{nome_substituto}}</text:span></text:p>
          </table:table-cell>
        </table:table-row>
        <table:table-row>
          <table:table-cell table:style-name="Tabela1.A2" office:value-type="string">
            <text:p text:style-name="P12">{{end_carto_1}}</text:p>
          </table:table-cell>
        </table:table-row>
        <table:table-row>
          <table:table-cell table:style-name="Tabela1.A2" office:value-type="string">
            <text:p text:style-name="P13"><text:span text:style-name="T43">Telefone: {{telefone}} <text:s/>CEP: </text:span><text:span text:style-name="T35">{{ cep }}</text:span></text:p>
          </table:table-cell>
        </table:table-row>
      </table:table>
      <text:p text:style-name="P8"/>
      <text:p text:style-name="P23"><text:span text:style-name="T25">Assunto: </text:span><text:span text:style-name="T24">{{assunto}}</text:span></text:p>
      <text:p text:style-name="P9"/>
      <text:p text:style-name="P9">Senhor(a) Corregedor(a) Geral,</text:p>
      <text:p text:style-name="P9"/>
      <text:list xml:id="list5957896286765568132" text:style-name="WW8Num2">
        <text:list-item>
          <text:p text:style-name="P26"><text:span text:style-name="T2">A </text:span><text:span text:style-name="T5">S</text:span><text:span text:style-name="T6">ubs</text:span><text:span text:style-name="T5">ecretaria Especial de Agricultura Familiar e Desenvolvimento Agrário - </text:span><text:span text:style-name="T6">SEAD</text:span><text:span text:style-name="T7"> </text:span><text:span text:style-name="T8">d</text:span><text:span text:style-name="T7">a CASA</text:span><text:span text:style-name="T9"> </text:span><text:span text:style-name="T7">CIVIL DA PRESIDÊNCIA DA REPÚBL</text:span><text:span text:style-name="T8">I</text:span><text:span text:style-name="T7">CA, </text:span><text:span text:style-name="T2">conforme disposto no Art.33 da Lei 11.952 de 25 de junho de 2009, e o Art. 18 do Decreto 7.255 de 1 de agosto de 2010, é atualmente órgão competente no Governo Federal para coordenar, normatizar e supervisionar o processo de regularização fundiária de áreas rurais na Amazônia Legal.</text:span></text:p>
          <text:p text:style-name="P27"/>
        </text:list-item>
        <text:list-item>
          <text:p text:style-name="P25"><text:span text:style-name="T32">Nesse Sentido, em análise realizada no âmbito do Processo Administrativo nº </text:span><text:span text:style-name="T29">{{processo}}</text:span><text:span text:style-name="T32">, foi concluído pelo não cumprimento das Cláusulas resolutivas do título expedido em favor de </text:span><text:span text:style-name="T29">{{nome_interessado}}</text:span><text:span text:style-name="T32"> </text:span><text:span text:style-name="T33">em </text:span><text:span text:style-name="T39">{{data_expedicao_titulo}}</text:span><text:span text:style-name="T32">, resultando assim </text:span><text:span text:style-name="T37">na resilição</text:span><text:span text:style-name="T36"> de pleno direito de domínio</text:span><text:span text:style-name="T37">, </text:span><text:span text:style-name="T36"><text:s/>p</text:span><text:span text:style-name="T37">u</text:span><text:span text:style-name="T36">blic</text:span><text:span text:style-name="T37">ado no Boletim de serviço nº</text:span><text:span text:style-name="T36"> </text:span><text:span text:style-name="T32"><text:s/></text:span><text:span text:style-name="T39">{{boletim_servico}}</text:span><text:span text:style-name="T34"> </text:span><text:span text:style-name="T32">(</text:span><text:span text:style-name="T38">cópia anexa</text:span><text:span text:style-name="T32">) que </text:span><text:span text:style-name="T38">CANCELOU</text:span><text:span text:style-name="T32"> o referido instrumento de titulação. </text:span></text:p>
          <text:p text:style-name="P28"/>
        </text:list-item>
        <text:list-item>
          <text:p text:style-name="P29"><text:span text:style-name="T2">Face ao exposto, com fulcro na Lei nº 6.739 de 1979 e na documentação em anexo, solicitamos providências quanto ao cancelamento da matrícula do Imóvel referente ao </text:span><text:span text:style-name="T7">TÍTULO DE</text:span><text:span text:style-name="T10">FINITIVO</text:span><text:span text:style-name="T2">, </text:span><text:span text:style-name="T7">SOB CONDIÇÃO RESOLUTIVA nº </text:span><text:span text:style-name="T10">4(</text:span><text:span text:style-name="T11">GETAT</text:span><text:span text:style-name="T10">)</text:span><text:span text:style-name="T12">82(</text:span><text:span text:style-name="T11">6</text:span><text:span text:style-name="T12">)</text:span><text:span text:style-name="T11">1</text:span><text:span text:style-name="T13">183</text:span><text:span text:style-name="T7">,</text:span><text:span text:style-name="T2"> registrado </text:span><text:span text:style-name="T3">no Cartório de imóveis, tabelionato de notas e anexos, </text:span><text:span text:style-name="T2">no município de </text:span><text:span text:style-name="T14">{{municipio}}</text:span><text:span text:style-name="T4"> </text:span><text:span text:style-name="T2">, conforme os dados específicos.</text:span></text:p>
          <text:p text:style-name="P30"/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Dados do Imóvel</text:p>
          </table:table-cell>
          <table:table-cell table:style-name="Tabela2.B1" office:value-type="string">
            <text:p text:style-name="P21">{{nome_imovel}} . Lote {{lote}}. Gleba {{nome_gleba}}, com uma área total de {{area_imovel}} ha, Município de {{municipio_imovel}} - MA</text:p>
          </table:table-cell>
        </table:table-row>
        <table:table-row>
          <table:table-cell table:style-name="Tabela2.A2" office:value-type="string">
            <text:p text:style-name="P21">Dados do Registro</text:p>
          </table:table-cell>
          <table:table-cell table:style-name="Tabela2.B2" office:value-type="string">
            <text:p text:style-name="P22">Matriculado sob o no. <text:span text:style-name="T18">{{matricula}}</text:span>, livro <text:span text:style-name="T18">{{livro}}</text:span>, fls. {{folhas}}, em {{data_matricula}}<text:span text:style-name="T40">. Registro de imóveis, comarca de atualmente {{nome_cartorio}}</text:span></text:p>
          </table:table-cell>
        </table:table-row>
      </table:table>
      <text:p text:style-name="P15"/>
      <text:list xml:id="list4207567429910154967" text:style-name="WW8Num3">
        <text:list-item>
          <text:p text:style-name="P24">Tal medida visa resguardar o patrimônio e a correta destinação das terras públicas federais. Para <text:span text:style-name="T44">mais</text:span> esclarecimentos sobre o respaldo jurídico de cancelamento administrativo de títulos expedidos em terras da União. <text:span text:style-name="T30">Aproveita-se para informar que os dados do Boletim são válidos e disponíveis em sítio eletrônico do governo federal. </text:span>{{link}}</text:p>
          <text:p text:style-name="P24"/>
        </text:list-item>
        <text:list-item>
          <text:p text:style-name="P31"><text:span text:style-name="T26">Cumpre-nos,</text:span><text:span text:style-name="T28"> </text:span><text:span text:style-name="T26">informar</text:span><text:span text:style-name="T28"> </text:span><text:span text:style-name="T26">a</text:span><text:span text:style-name="T28"> </text:span><text:span text:style-name="T26">Vossa</text:span><text:span text:style-name="T28"> </text:span><text:span text:style-name="T26">Senhoria,</text:span><text:span text:style-name="T28"> </text:span><text:span text:style-name="T26">que</text:span><text:span text:style-name="T28"> </text:span><text:span text:style-name="T26">esta</text:span><text:span text:style-name="T28"> </text:span><text:span text:style-name="T26">Autarquia</text:span><text:span text:style-name="T28"> </text:span><text:span text:style-name="T26">é</text:span><text:span text:style-name="T28"> </text:span><text:span text:style-name="T26">isenta</text:span><text:span text:style-name="T28"> </text:span><text:span text:style-name="T26">de</text:span><text:span text:style-name="T28"> </text:span><text:span text:style-name="T26">custas</text:span><text:span text:style-name="T28"> </text:span><text:span text:style-name="T26">e</text:span><text:span text:style-name="T28"> </text:span><text:span text:style-name="T26">emolumentos</text:span><text:span text:style-name="T28"> </text:span><text:span text:style-name="T26">nos</text:span><text:span text:style-name="T28"> </text:span><text:span text:style-name="T26">termos</text:span><text:span text:style-name="T28"> </text:span><text:span text:style-name="T26">do</text:span><text:span text:style-name="T28"> </text:span><text:span text:style-name="T26">Decreto-lei</text:span><text:span text:style-name="T28"> </text:span><text:span text:style-name="T26">nº</text:span><text:span text:style-name="T28"> </text:span><text:span text:style-name="T26">1.537,</text:span><text:span text:style-name="T28"> </text:span><text:span text:style-name="T26">de</text:span><text:span text:style-name="T28"> </text:span><text:span text:style-name="T26">13</text:span><text:span text:style-name="T28"> </text:span><text:span text:style-name="T26">de</text:span><text:span text:style-name="T28"> </text:span><text:span text:style-name="T26">abril</text:span><text:span text:style-name="T28"> </text:span><text:span text:style-name="T26">de</text:span><text:span text:style-name="T28"> </text:span><text:span text:style-name="T26">1997. </text:span><text:span text:style-name="T31">Emita-se a certidão de encerramento de matrícula</text:span><text:span text:style-name="T27"> em acordo o art. 250, IV, da Lei nº 6.015. de 31 de dezembro de 1973, enviando cópia para o endereço supra.</text:span></text:p>
        </text:list-item>
      </text:list>
      <text:p text:style-name="P14">Atenciosamente,</text:p>
      <text:p text:style-name="P14"><draw:frame text:anchor-type="paragraph" draw:z-index="1" draw:style-name="gr1" svg:width="5.398cm" svg:height="2.969cm" svg:x="0.422cm" svg:y="0.129cm"><draw:text-box><text:p>Recebido em:___/___/______.</text:p><text:p>Responsável:</text:p><text:p>_________________________</text:p><text:p>_________________________</text:p><text:p/></draw:text-box></draw:frame></text:p>
      <text:p text:style-name="P16"/>
      <text:p text:style-name="P17"><text:tab/></text:p>
      <text:p text:style-name="P17"><text:tab/><text:tab/><text:tab/><text:tab/>Renê de Jesus Frazão Campos</text:p>
      <text:p text:style-name="P19"><text:tab/><text:tab/><text:tab/><text:tab/>Chefe de Regularização Fundiária/MA</text:p>
      <text:p text:style-name="P18"><text:span text:style-name="T42"><text:tab/><text:tab/><text:tab/><text:tab/></text:span><text:span text:style-name="T41">Portaria nº </text:span><text:span text:style-name="T42">355/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color="#ff0033" style:font-name="Verdana" fo:font-family="Verdana" style:font-family-generic="swiss" style:font-pitch="variable" fo:font-size="8pt" fo:font-weight="bold" style:font-size-asian="8pt" style:font-weight-asian="bold" style:font-name-complex="Verdana" style:font-family-complex="Verdana" style:font-family-generic-complex="swiss" style:font-pitch-complex="variable" style:font-size-complex="8pt" style:font-weight-complex="bold"/>
    </style:style>
    <style:style style:name="WW8Num2z0" style:family="text">
      <style:text-properties fo:font-size="10pt" fo:font-weight="normal" style:font-size-asian="10pt" style:font-weight-asian="normal" style:font-size-complex="10pt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fo:font-size="10pt" fo:font-weight="normal" style:font-size-asian="10pt" style:font-weight-asian="normal" style:font-size-complex="10pt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.199cm" fo:text-align="center" style:justify-single-word="false" fo:text-indent="0cm" style:auto-text-indent="false"/>
      <style:text-properties fo:language="zxx" fo:country="none" officeooo:paragraph-rsid="001ef47d" style:language-asian="zxx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0pt" fo:font-weight="bold" officeooo:paragraph-rsid="001ef47d" style:font-size-asian="10pt" style:font-weight-asian="bold" style:font-size-complex="10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10pt" fo:font-weight="normal" officeooo:paragraph-rsid="001ef47d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text-align="center" style:justify-single-word="false" style:text-autospace="none"/>
      <style:text-properties officeooo:paragraph-rsid="001ef47d"/>
    </style:style>
    <style:style style:name="MT1" style:family="text">
      <style:text-properties officeooo:rsid="00273ad6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1.75cm" svg:height="1.593cm" draw:z-index="0"><draw:image xlink:href="Pictures/1000000000000190000001917BBA5FD2.jpg" xlink:type="simple" xlink:show="embed" xlink:actuate="onLoad"/></draw:frame></text:p>
        <text:p text:style-name="MP2">CASA CIVIL DA PRESIDÊNCIA DA REPÚBLICA</text:p>
        <text:p text:style-name="MP2">S<text:span text:style-name="MT1">ubs</text:span>ecretaria Especial de Agricultura Familiar e Desenvolvimento Agrário - <text:span text:style-name="MT1">SEAD</text:span></text:p>
        <text:p text:style-name="MP2">Secretaria Extraordinária de Regularização Fundiária da Amazônia Legal - SERFAL</text:p>
        <text:p text:style-name="MP2"><text:span text:style-name="MT1">Escritório </text:span>de Regularização Fundiária da Amazônia Legal – SRFA(02)MA</text:p>
        <text:p text:style-name="MP3">Av. Santos Dumont, nº. 18. Bairro: Anil. São Luís-MA. CEP.: 65046-660 </text:p>
        <text:p text:style-name="MP4"><text:span text:style-name="MT2">Fone/fax: 98-3878-7450 <text:s text:c="46"/></text:span><text:span text:style-name="MT3">http://portal.mda.gov.br/terralegal/</text:span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Aguilar de Oliveira</meta:initial-creator>
    <meta:creation-date>2017-05-04T20:29:17.322736000</meta:creation-date>
    <dc:date>2017-05-15T20:53:57.452142000</dc:date>
    <dc:creator>Eduardo Aguilar de Oliveira</dc:creator>
    <meta:editing-duration>PT6H9M25S</meta:editing-duration>
    <meta:editing-cycles>37</meta:editing-cycles>
    <meta:generator>LibreOffice/4.2.3.3$MacOSX_x86 LibreOffice_project/882f8a0a489bc99a9e60c7905a60226254cb6ff0</meta:generator>
    <meta:document-statistic meta:table-count="2" meta:image-count="1" meta:object-count="0" meta:page-count="1" meta:paragraph-count="31" meta:word-count="430" meta:character-count="3089" meta:non-whitespace-character-count="2627"/>
  </office:meta>
</office:document-meta>
</file>